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1.8cm"/>
    </style:style>
    <style:style style:name="Table2.B" style:family="table-column">
      <style:table-column-properties style:column-width="5.212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officeooo:rsid="001e3333" officeooo:paragraph-rsid="001e3333"/>
    </style:style>
    <style:style style:name="P2" style:family="paragraph" style:parent-style-name="Standard">
      <style:paragraph-properties fo:text-align="start" style:justify-single-word="false"/>
      <style:text-properties officeooo:rsid="001e3333" officeooo:paragraph-rsid="001e3333"/>
    </style:style>
    <style:style style:name="P3" style:family="paragraph" style:parent-style-name="Title">
      <style:paragraph-properties fo:text-align="start" style:justify-single-word="false"/>
      <style:text-properties fo:font-size="18pt" style:font-size-asian="18pt" style:font-size-complex="18pt"/>
    </style:style>
    <style:style style:name="P4" style:family="paragraph" style:parent-style-name="Title">
      <style:paragraph-properties fo:text-align="start" style:justify-single-word="false"/>
      <style:text-properties fo:font-size="18pt" officeooo:paragraph-rsid="001e3333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officeooo:rsid="001e3333" officeooo:paragraph-rsid="001e3333"/>
    </style:style>
    <style:style style:name="P6" style:family="paragraph" style:parent-style-name="Standard">
      <style:paragraph-properties fo:text-align="start" style:justify-single-word="false"/>
      <style:text-properties officeooo:rsid="00234a71" officeooo:paragraph-rsid="00234a71"/>
    </style:style>
    <style:style style:name="P7" style:family="paragraph" style:parent-style-name="Standard">
      <style:text-properties officeooo:rsid="00234a71" officeooo:paragraph-rsid="00234a71"/>
    </style:style>
    <style:style style:name="P8" style:family="paragraph" style:parent-style-name="Text_20_body">
      <style:text-properties fo:font-size="12pt" fo:font-weight="normal" officeooo:rsid="0023a39c" officeooo:paragraph-rsid="0023a39c" style:font-size-asian="10.5pt" style:font-weight-asian="normal" style:font-size-complex="12pt" style:font-weight-complex="normal"/>
    </style:style>
    <style:style style:name="P9" style:family="paragraph" style:parent-style-name="Heading_20_1">
      <style:text-properties fo:font-size="12pt" fo:font-weight="normal" officeooo:rsid="0023a39c" officeooo:paragraph-rsid="0023a39c" style:font-size-asian="10.5pt" style:font-weight-asian="normal" style:font-size-complex="12pt" style:font-weight-complex="normal"/>
    </style:style>
    <style:style style:name="T1" style:family="text">
      <style:text-properties officeooo:rsid="00234a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span text:style-name="T1">Projet</text:span> Réseaux</text:p>
          </table:table-cell>
          <table:table-cell table:style-name="Table2.A1" office:value-type="string">
            <text:p text:style-name="P2">Nacer Bellil</text:p>
            <text:p text:style-name="P6">Adrar Nabil</text:p>
            <text:p text:style-name="P6">Khemiri Abdelhak</text:p>
            <text:p text:style-name="P2">M1 Informatique - Réseaux</text:p>
          </table:table-cell>
        </table:table-row>
        <table:table-row>
          <table:table-cell table:style-name="Table2.A1" office:value-type="string">
            <text:p text:style-name="P7">Livrable 1</text:p>
          </table:table-cell>
          <table:table-cell table:style-name="Table2.A1" office:value-type="string">
            <text:p text:style-name="P1"/>
          </table:table-cell>
        </table:table-row>
      </table:table>
      <text:h text:style-name="P9" text:outline-level="1">TEST DU RESEAU IPV4 (VM1 VM2 VM3)</text:h>
      <text:p text:style-name="P8">VM3 → VM1</text:p>
      <text:p text:style-name="P8">root@VM3NetworkProject:/home# ping 172.16.2.131</text:p>
      <text:p text:style-name="P8">PING 172.16.2.131 (172.16.2.131) 56(84) bytes of data.</text:p>
      <text:p text:style-name="P8">64 bytes from 172.16.2.131: icmp_req=1 ttl=63 time=4.00 ms</text:p>
      <text:p text:style-name="P8">64 bytes from 172.16.2.131: icmp_req=2 ttl=63 time=2.35 ms</text:p>
      <text:p text:style-name="P8">64 bytes from 172.16.2.131: icmp_req=3 ttl=63 time=1.62 ms</text:p>
      <text:p text:style-name="P8"/>
      <text:p text:style-name="P8">VM1 → VM3</text:p>
      <text:p text:style-name="P8">etu@VM1NetworkProject:~$ ping 172.16.2.163</text:p>
      <text:p text:style-name="P8">PING 172.16.2.163 (172.16.2.163) 56(84) bytes of data.</text:p>
      <text:p text:style-name="P8">64 bytes from 172.16.2.163: icmp_req=1 ttl=63 time=1.60 ms</text:p>
      <text:p text:style-name="P8">64 bytes from 172.16.2.163: icmp_req=2 ttl=63 time=1.57 ms</text:p>
      <text:p text:style-name="P8">64 bytes from 172.16.2.163: icmp_req=3 ttl=63 time=3.60 ms</text:p>
      <text:p text:style-name="P8"/>
      <text:p text:style-name="P8">le client telnet VM1 arrive bien a se connecter sur le serveur echo situé sur VM3</text:p>
      <text:p text:style-name="P8">tcp <text:s text:c="7"/>0 <text:s text:c="5"/>0 172.16.2.163:echo <text:s text:c="6"/>172.16.2.131:59810 <text:s text:c="5"/>ESTABLISHED</text:p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0:17:14.384355010</meta:creation-date>
    <dc:date>2014-10-24T17:19:56.456359303</dc:date>
    <meta:editing-duration>PT5H25M58S</meta:editing-duration>
    <meta:editing-cycles>19</meta:editing-cycles>
    <meta:generator>LibreOffice/4.2.6.3$Linux_X86_64 LibreOffice_project/420m0$Build-3</meta:generator>
    <meta:document-statistic meta:table-count="1" meta:image-count="0" meta:object-count="0" meta:page-count="1" meta:paragraph-count="21" meta:word-count="117" meta:character-count="844" meta:non-whitespace-character-count="725"/>
  </office:meta>
</office:document-meta>
</file>